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2.25pt solid #72bf44"/>
    </style:style>
    <style:style style:name="P1" style:family="paragraph" style:parent-style-name="Standard">
      <style:text-properties officeooo:paragraph-rsid="001ed396"/>
    </style:style>
    <style:style style:name="P2" style:family="paragraph" style:parent-style-name="Standard">
      <style:paragraph-properties fo:orphans="2" fo:widows="2"/>
      <style:text-properties fo:font-variant="normal" fo:text-transform="none" fo:color="#ce181e" style:text-line-through-style="none" style:text-line-through-type="none" style:font-name="Liberation Serif" fo:font-size="12pt" fo:letter-spacing="normal" fo:font-style="normal" fo:font-weight="normal" officeooo:rsid="0027c593" officeooo:paragraph-rsid="002c53a2" fo:background-color="#fff20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name-asian="DejaVu Sans Mono" style:font-size-asian="12pt" style:font-weight-asian="bold" style:font-name-complex="Liberation Mono" style:font-size-complex="12pt" style:font-weight-complex="bold"/>
    </style:style>
    <style:style style:name="P5" style:family="paragraph" style:parent-style-name="Standard">
      <style:text-properties officeooo:paragraph-rsid="001f30e1"/>
    </style:style>
    <style:style style:name="P6" style:family="paragraph" style:parent-style-name="Standard">
      <style:text-properties fo:color="#000000" officeooo:paragraph-rsid="001ed396"/>
    </style:style>
    <style:style style:name="P7" style:family="paragraph" style:parent-style-name="Standard">
      <style:text-properties fo:color="#000000" officeooo:paragraph-rsid="0024979e"/>
    </style:style>
    <style:style style:name="P8" style:family="paragraph" style:parent-style-name="Standard">
      <style:text-properties fo:color="#000000" officeooo:paragraph-rsid="001f30e1"/>
    </style:style>
    <style:style style:name="P9" style:family="paragraph" style:parent-style-name="Standard">
      <style:text-properties fo:color="#000000" officeooo:paragraph-rsid="0020a43b"/>
    </style:style>
    <style:style style:name="P10" style:family="paragraph" style:parent-style-name="Standard">
      <style:text-properties fo:color="#000000" officeooo:paragraph-rsid="002ded9a"/>
    </style:style>
    <style:style style:name="P11" style:family="paragraph" style:parent-style-name="Standard">
      <style:text-properties officeooo:paragraph-rsid="0020b19a"/>
    </style:style>
    <style:style style:name="P12" style:family="paragraph" style:parent-style-name="Standard">
      <style:text-properties officeooo:paragraph-rsid="0024979e"/>
    </style:style>
    <style:style style:name="P13" style:family="paragraph" style:parent-style-name="Standard">
      <style:text-properties officeooo:paragraph-rsid="00298f87"/>
    </style:style>
    <style:style style:name="P14" style:family="paragraph" style:parent-style-name="Standard">
      <style:text-properties fo:font-weight="normal" officeooo:paragraph-rsid="001ed396" style:font-weight-asian="normal" style:font-weight-complex="normal"/>
    </style:style>
    <style:style style:name="P15" style:family="paragraph" style:parent-style-name="Standard">
      <style:paragraph-properties fo:orphans="2" fo:widows="2"/>
      <style:text-properties style:text-line-through-style="none" style:text-line-through-type="none" style:font-name="Liberation Serif" fo:font-size="12pt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orphans="2" fo:widows="2"/>
      <style:text-properties style:text-line-through-style="none" style:text-line-through-type="none" fo:font-weight="bold" officeooo:paragraph-rsid="002c53a2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officeooo:paragraph-rsid="002c53a2" fo:background-color="#fff200"/>
    </style:style>
    <style:style style:name="P18" style:family="paragraph" style:parent-style-name="Standard">
      <style:text-properties style:text-line-through-style="none" style:text-line-through-type="none" officeooo:paragraph-rsid="002cb0b3" fo:background-color="#fff200"/>
    </style:style>
    <style:style style:name="P19" style:family="paragraph" style:parent-style-name="Standard">
      <style:text-properties fo:color="#ce181e" style:text-line-through-style="none" style:text-line-through-type="none" officeooo:rsid="0019400a" officeooo:paragraph-rsid="002c53a2" fo:background-color="#fff200"/>
    </style:style>
    <style:style style:name="P20" style:family="paragraph" style:parent-style-name="Standard">
      <style:text-properties fo:color="#ce181e" style:text-line-through-style="none" style:text-line-through-type="none" officeooo:rsid="0019400a" officeooo:paragraph-rsid="002c53a2"/>
    </style:style>
    <style:style style:name="P21" style:family="paragraph" style:parent-style-name="Standard">
      <style:text-properties fo:font-weight="bold" officeooo:paragraph-rsid="002ded9a" fo:background-color="#fff200" style:font-weight-asian="bold" style:font-weight-complex="bold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fo:background-color="transparent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orphans="2" fo:widows="2"/>
      <style:text-properties fo:font-variant="normal" fo:text-transform="none" fo:color="#ce181e" style:text-line-through-style="none" style:text-line-through-type="none" style:font-name="Liberation Serif" fo:font-size="12pt" fo:letter-spacing="normal" fo:font-style="normal" fo:font-weight="normal" officeooo:rsid="0027c593" officeooo:paragraph-rsid="002c53a2" fo:background-color="#fff200" style:font-name-asian="DejaVu Sans Mono" style:font-size-asian="12pt" style:font-weight-asian="normal" style:font-name-complex="Liberation Mono" style:font-size-complex="12pt" style:font-weight-complex="normal"/>
    </style:style>
    <style:style style:name="P2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305567" style:font-size-asian="12pt" style:font-size-complex="12pt"/>
    </style:style>
    <style:style style:name="P26" style:family="paragraph" style:parent-style-name="Preformatted_20_Text">
      <style:text-properties officeooo:paragraph-rsid="0031cca0"/>
    </style:style>
    <style:style style:name="T1" style:family="text">
      <style:text-properties fo:font-variant="normal" fo:text-transform="none" fo:color="#ce181e" style:font-name="Liberation Serif" fo:font-size="12pt" fo:letter-spacing="normal" fo:font-style="normal" fo:font-weight="normal" officeooo:rsid="001809c3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ce181e" style:font-name="Liberation Serif" fo:font-size="12pt" fo:letter-spacing="normal" fo:font-style="normal" fo:font-weight="normal" officeooo:rsid="0020b19a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ce181e" fo:letter-spacing="normal" fo:font-style="normal" fo:font-weight="normal" officeooo:rsid="0020873f" style:font-weight-asian="normal" style:font-weight-complex="normal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officeooo:rsid="0027c593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officeooo:rsid="00b63a37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305567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1cca0" style:font-size-asian="12pt" style:font-size-complex="12pt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officeooo:rsid="00b63a37"/>
    </style:style>
    <style:style style:name="T1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20873f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officeooo:rsid="0027c593" style:font-name-asian="DejaVu Sans Mono" style:font-size-asian="12pt" style:font-name-complex="Liberation Mono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b54e" style:font-weight-asian="bold" style:font-weight-complex="bold"/>
    </style:style>
    <style:style style:name="T17" style:family="text">
      <style:text-properties fo:font-weight="bold" officeooo:rsid="001809c3" fo:background-color="#fff200" loext:char-shading-value="0" style:font-weight-asian="bold" style:font-weight-complex="bold"/>
    </style:style>
    <style:style style:name="T18" style:family="text">
      <style:text-properties fo:font-weight="bold" officeooo:rsid="002278d4" fo:background-color="#fff200" loext:char-shading-value="0" style:font-weight-asian="bold" style:font-weight-complex="bold"/>
    </style:style>
    <style:style style:name="T19" style:family="text">
      <style:text-properties fo:font-weight="bold" officeooo:rsid="002314c6" fo:background-color="#fff200" loext:char-shading-value="0" style:font-weight-asian="bold" style:font-weight-complex="bold"/>
    </style:style>
    <style:style style:name="T20" style:family="text">
      <style:text-properties officeooo:rsid="001809c3"/>
    </style:style>
    <style:style style:name="T21" style:family="text">
      <style:text-properties fo:color="#ce181e" fo:font-weight="bold" officeooo:rsid="001809c3" style:font-weight-asian="bold" style:font-weight-complex="bold"/>
    </style:style>
    <style:style style:name="T22" style:family="text">
      <style:text-properties fo:color="#ce181e" fo:font-weight="bold" officeooo:rsid="0019400a" style:font-weight-asian="bold" style:font-weight-complex="bold"/>
    </style:style>
    <style:style style:name="T23" style:family="text">
      <style:text-properties fo:color="#ce181e" officeooo:rsid="0019400a"/>
    </style:style>
    <style:style style:name="T24" style:family="text">
      <style:text-properties fo:color="#ce181e" fo:font-weight="normal" officeooo:rsid="0020873f"/>
    </style:style>
    <style:style style:name="T25" style:family="text">
      <style:text-properties fo:color="#ce181e" fo:font-weight="normal" officeooo:rsid="0027c593"/>
    </style:style>
    <style:style style:name="T26" style:family="text">
      <style:text-properties fo:color="#ce181e" fo:font-weight="normal" style:font-weight-asian="normal" style:font-weight-complex="normal"/>
    </style:style>
    <style:style style:name="T27" style:family="text">
      <style:text-properties fo:color="#ce181e" fo:font-weight="normal" officeooo:rsid="0027c593" style:font-weight-asian="normal" style:font-weight-complex="normal"/>
    </style:style>
    <style:style style:name="T28" style:family="text">
      <style:text-properties fo:color="#ce181e" fo:font-weight="normal" officeooo:rsid="0020873f" style:font-weight-asian="normal" style:font-weight-complex="normal"/>
    </style:style>
    <style:style style:name="T29" style:family="text">
      <style:text-properties fo:color="#ce181e" fo:font-weight="normal" officeooo:rsid="006f7270" style:font-weight-asian="normal" style:font-weight-complex="normal"/>
    </style:style>
    <style:style style:name="T30" style:family="text">
      <style:text-properties fo:color="#ce181e" officeooo:rsid="002cb0b3"/>
    </style:style>
    <style:style style:name="T31" style:family="text">
      <style:text-properties officeooo:rsid="001ed396"/>
    </style:style>
    <style:style style:name="T32" style:family="text">
      <style:text-properties officeooo:rsid="001f30e1"/>
    </style:style>
    <style:style style:name="T33" style:family="text">
      <style:text-properties officeooo:rsid="0024979e"/>
    </style:style>
    <style:style style:name="T34" style:family="text">
      <style:text-properties officeooo:rsid="0025e32a"/>
    </style:style>
    <style:style style:name="T35" style:family="text">
      <style:text-properties officeooo:rsid="00276a0d"/>
    </style:style>
    <style:style style:name="T36" style:family="text">
      <style:text-properties fo:font-weight="normal" fo:background-color="transparent" loext:char-shading-value="0" style:font-weight-asian="normal" style:font-weight-complex="normal"/>
    </style:style>
    <style:style style:name="T37" style:family="text">
      <style:text-properties fo:font-weight="normal" officeooo:rsid="001809c3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370a54" fo:background-color="transparent" loext:char-shading-value="0" style:font-weight-asian="normal" style:font-weight-complex="normal"/>
    </style:style>
    <style:style style:name="T39" style:family="text">
      <style:text-properties officeooo:rsid="0019400a"/>
    </style:style>
    <style:style style:name="T40" style:family="text">
      <style:text-properties fo:color="#000000" fo:font-weight="bold" officeooo:rsid="0019400a" style:font-weight-asian="bold" style:font-weight-complex="bold"/>
    </style:style>
    <style:style style:name="T41" style:family="text">
      <style:text-properties fo:color="#000000" fo:font-weight="bold" officeooo:rsid="002cb0b3" style:font-weight-asian="bold" style:font-weight-complex="bold"/>
    </style:style>
    <style:style style:name="T42" style:family="text">
      <style:text-properties officeooo:rsid="0027c593"/>
    </style:style>
    <style:style style:name="T43" style:family="text">
      <style:text-properties officeooo:rsid="0031cca0"/>
    </style:style>
    <style:style style:name="T44" style:family="text">
      <style:text-properties officeooo:rsid="001809c3" fo:background-color="transparent" loext:char-shading-value="0" style:font-weight-asian="bold" style:font-weight-complex="bold"/>
    </style:style>
    <style:style style:name="T45" style:family="text">
      <style:text-properties officeooo:rsid="00325e5c"/>
    </style:style>
    <style:style style:name="T46" style:family="text">
      <style:text-properties officeooo:rsid="00341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able:table table:name="Tabel1" table:style-name="Tabel1">
        <table:table-column table:style-name="Tabel1.A"/>
        <table:table-row>
          <table:table-cell table:style-name="Tabel1.A1" office:value-type="string">
            <text:p text:style-name="P15"><text:span text:style-name="T10">mysql -u </text:span><text:span text:style-name="T11">&lt;USERNAME&gt;</text:span><text:span text:style-name="T10"> -p;</text:span><text:span text:style-name="T12">→</text:span><text:span text:style-name="T13"> </text:span><text:span text:style-name="T3">Login to MySQL</text:span></text:p>
            <text:p text:style-name="P16"/>
            <text:p text:style-name="P17"><text:span text:style-name="T16">S</text:span><text:span text:style-name="T15">how databases;</text:span> →<text:span text:style-name="T39"> </text:span><text:span text:style-name="T23">Display all databases</text:span></text:p>
            <text:p text:style-name="P19"/>
            <text:p text:style-name="P18"><text:span text:style-name="T40">CREATE DATABASE </text:span><text:span text:style-name="T41">football</text:span><text:span text:style-name="T40">;</text:span><text:span text:style-name="T23"> → Create database </text:span><text:span text:style-name="T30">football</text:span><text:span text:style-name="T23"> </text:span></text:p>
            <text:p text:style-name="P19"/>
            <text:p text:style-name="P17"><text:span text:style-name="T40">USE </text:span><text:span text:style-name="T5">&lt;</text:span><text:span text:style-name="T6">DATABASE</text:span><text:span text:style-name="T5">_NAME&gt;</text:span><text:span text:style-name="T40">;</text:span><text:span text:style-name="T22"> </text:span><text:span text:style-name="T23">→ Make </text:span><text:span text:style-name="T5">&lt;</text:span><text:span text:style-name="T6">DATABASE</text:span><text:span text:style-name="T5">_NAME&gt;</text:span><text:span text:style-name="T23"> the active database</text:span></text:p>
            <text:p text:style-name="P20"/>
            <text:p text:style-name="P3"><text:span text:style-name="T42">Show tables;</text:span><text:span text:style-name="T24"> →</text:span><text:span text:style-name="T25"> </text:span><text:span text:style-name="T27">Show all the tables</text:span></text:p>
            <text:p text:style-name="P2"/>
            <text:p text:style-name="P4"><text:span text:style-name="T42">SELECT * FROM &lt;TABLE_NAME&gt;; </text:span><text:span text:style-name="T27">→</text:span><text:span text:style-name="T28"> </text:span><text:span text:style-name="T27">Shows all the </text:span><text:span text:style-name="T42">&lt;TABLE_NAME&gt;</text:span><text:span text:style-name="T27"> data</text:span></text:p>
            <text:p text:style-name="P24"/>
            <text:p text:style-name="P21">DROP TABLE <text:span text:style-name="T14">&lt;TABLE_NAME&gt;; </text:span><text:s/>→ <text:span text:style-name="T26">Delete the named </text:span><text:span text:style-name="T29">table</text:span></text:p>
          </table:table-cell>
        </table:table-row>
      </table:table>
      <text:p text:style-name="P22"/>
      <text:p text:style-name="P14"/>
      <text:p text:style-name="P14">CREATE TABLE footballClub( <text:s/></text:p>
      <text:p text:style-name="P1"><text:span text:style-name="T38">i</text:span><text:span text:style-name="T36">d </text:span>INT UNSIGNED NOT NULL AUTO_INCREMENT PRIMARY KEY,</text:p>
      <text:p text:style-name="P1">clubName VARCHAR(<text:span text:style-name="T20">5</text:span>0) NOT NULL, </text:p>
      <text:p text:style-name="P1">location VARCHAR(<text:span text:style-name="T20">5</text:span>0) NOT NULL, </text:p>
      <text:p text:style-name="P1">stadiumCapacity VARCHAR(50) NOT NULL, </text:p>
      <text:p text:style-name="P1">league VARCHAR(<text:span text:style-name="T20">5</text:span>0) NULL, </text:p>
      <text:p text:style-name="P1">squadSize INT UNSIGNED NOT NULL<text:span text:style-name="T2">);</text:span></text:p>
      <text:p text:style-name="P1"/>
      <text:p text:style-name="P1"/>
      <text:p text:style-name="P6">CREATE TABLE fieldPlayer( <text:s/></text:p>
      <text:p text:style-name="P10">id INT UNSIGNED NOT NULL AUTO_INCREMENT PRIMARY KEY, </text:p>
      <text:p text:style-name="P6">firstName VARCHAR(50) NOT NULL, </text:p>
      <text:p text:style-name="P6"><text:span text:style-name="T31">la</text:span>stName VARCHAR(50) NOT NULL, </text:p>
      <text:p text:style-name="P8">number INT UNSIGNED NOT NULL,</text:p>
      <text:p text:style-name="P8">position VARCHAR(50) NOT NULL,</text:p>
      <text:p text:style-name="P8">preferredFoot VARCHAR(50) NOT NULL,</text:p>
      <text:p text:style-name="P6">isReserved <text:span text:style-name="T4">BOOL NOT NULL,</text:span></text:p>
      <text:p text:style-name="P9">pace INT UNSIGNED NOT NULL,</text:p>
      <text:p text:style-name="P9">shooting INT UNSIGNED NOT NULL,</text:p>
      <text:p text:style-name="P9">passing INT UNSIGNED NOT NULL,</text:p>
      <text:p text:style-name="P9">dribble INT UNSIGNED NOT NULL,</text:p>
      <text:p text:style-name="P9">defending <text:s/>INT UNSIGNED NOT NULL,</text:p>
      <text:p text:style-name="P8">physical INT UNSIGNED NOT NULL<text:span text:style-name="T32">);</text:span></text:p>
      <text:p text:style-name="P5"/>
      <text:p text:style-name="P12">CREATE TABLE <text:span text:style-name="T33">goalkeeper</text:span>( <text:s/></text:p>
      <text:p text:style-name="P12">id INT UNSIGNED NOT NULL AUTO_INCREMENT PRIMARY KEY, </text:p>
      <text:p text:style-name="P12">firstName VARCHAR(50) NOT NULL, </text:p>
      <text:p text:style-name="P12"><text:span text:style-name="T31">la</text:span>stName VARCHAR(50) NOT NULL, </text:p>
      <text:p text:style-name="P12">number INT UNSIGNED NOT NULL,</text:p>
      <text:p text:style-name="P12">preferredFoot VARCHAR(50) NOT NULL, </text:p>
      <text:p text:style-name="P7">isReserved <text:span text:style-name="T4">BOOL NOT NULL,</text:span></text:p>
      <text:p text:style-name="P12"><text:span text:style-name="T34">diving </text:span>INT UNSIGNED NOT NULL,</text:p>
      <text:p text:style-name="P12"><text:span text:style-name="T34">handl</text:span>ing INT UNSIGNED NOT NULL,</text:p>
      <text:p text:style-name="P12"><text:span text:style-name="T35">kick</text:span>ing INT UNSIGNED NOT NULL,</text:p>
      <text:p text:style-name="P12"><text:span text:style-name="T35">reflexes</text:span> INT UNSIGNED NOT NULL,</text:p>
      <text:p text:style-name="P12"><text:soft-page-break/><text:span text:style-name="T35">speed</text:span> INT UNSIGNED NOT NULL,</text:p>
      <text:p text:style-name="P12">positionScore INT UNSIGNED NOT NULL<text:span text:style-name="T32">);</text:span></text:p>
      <text:p text:style-name="P12"/>
      <text:p text:style-name="P13">CREATE TABLE coachingStaff( <text:s/></text:p>
      <text:p text:style-name="P13">id INT UNSIGNED NOT NULL AUTO_INCREMENT PRIMARY KEY, </text:p>
      <text:p text:style-name="P13">firstName VARCHAR(50) NOT NULL, </text:p>
      <text:p text:style-name="P13"><text:span text:style-name="T31">la</text:span>stName VARCHAR(50) NOT NULL, </text:p>
      <text:p text:style-name="P13">roll VARCHAR(50) NOT NULL<text:span text:style-name="T32">);</text:span></text:p>
      <text:p text:style-name="P12"><text:s/></text:p>
      <text:p text:style-name="P1"/>
      <text:p text:style-name="P1"/>
      <text:p text:style-name="P11"><text:span text:style-name="T21">FOREIGN KEY</text:span><text:span text:style-name="T20">(</text:span><text:span text:style-name="T17">club_id →</text:span><text:span text:style-name="T18"> dit is de I</text:span><text:span text:style-name="T19">D</text:span><text:span text:style-name="T18"> van de tabel die je aan het aanmaken bent</text:span><text:span text:style-name="T17">) references table name(kolomnamen)</text:span><text:span text:style-name="T1">);</text:span></text:p>
      <text:p text:style-name="P1"/>
      <text:p text:style-name="P26"><text:span text:style-name="T7">INSERT INTO fieldPlayer VALUES(</text:span><text:span text:style-name="T8">NULL, </text:span><text:span text:style-name="T7">'</text:span><text:span text:style-name="T8">G</text:span><text:span text:style-name="T7">ianluca', '</text:span><text:span text:style-name="T8">Nijholt</text:span><text:span text:style-name="T7">', </text:span><text:span text:style-name="T9">28</text:span><text:span text:style-name="T7">, '</text:span><text:span text:style-name="T9">CDM</text:span><text:span text:style-name="T7">'</text:span><text:span text:style-name="T9">, </text:span></text:p>
      <text:p text:style-name="P25">'<text:span text:style-name="T43">Left</text:span>', <text:span text:style-name="T46">0</text:span>, <text:span text:style-name="T43">51, 64, 67, 66, 59, 70</text:span><text:span text:style-name="T44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2:15:47.685114905</meta:creation-date>
    <dc:date>2019-02-26T01:20:32.933735938</dc:date>
    <meta:editing-duration>PT1H6M37S</meta:editing-duration>
    <meta:editing-cycles>24</meta:editing-cycles>
    <meta:generator>LibreOffice/6.0.7.3$Linux_X86_64 LibreOffice_project/00m0$Build-3</meta:generator>
    <meta:document-statistic meta:table-count="1" meta:image-count="0" meta:object-count="0" meta:page-count="2" meta:paragraph-count="50" meta:word-count="270" meta:character-count="1832" meta:non-whitespace-character-count="1584"/>
  </office:meta>
</office:document-meta>
</file>